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graphic-properties fo:min-height="3.506cm"/>
    </style:style>
    <style:style style:name="pr8" style:family="presentation" style:parent-style-name="lyt-organic-title" style:list-style-name="L4">
      <style:graphic-properties draw:fill-color="#ffffff" draw:auto-grow-height="true"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title" style:list-style-name="L4">
      <style:graphic-properties draw:fill-color="#ffffff" draw:auto-grow-height="true" fo:min-height="3.506cm"/>
    </style:style>
    <style:style style:name="pr13" style:family="presentation" style:parent-style-name="lyt-organic-title" style:list-style-name="L4">
      <style:graphic-properties draw:fill-color="#ffffff" draw:auto-grow-height="true" fo:min-height="3.506cm"/>
    </style:style>
    <style:style style:name="pr14" style:family="presentation" style:parent-style-name="lyt-organic-title" style:list-style-name="L4">
      <style:graphic-properties draw:fill-color="#ffffff" draw:auto-grow-height="true" fo:min-height="3.506cm"/>
    </style:style>
    <style:style style:name="pr15" style:family="presentation" style:parent-style-name="lyt-organic-title" style:list-style-name="L4">
      <style:graphic-properties draw:fill-color="#ffffff" draw:auto-grow-height="true" fo:min-height="3.506cm"/>
    </style:style>
    <style:style style:name="pr16" style:family="presentation" style:parent-style-name="lyt-organic-title" style:list-style-name="L4">
      <style:graphic-properties draw:fill-color="#ffffff" draw:auto-grow-height="true" fo:min-height="3.506cm"/>
    </style:style>
    <style:style style:name="pr17"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office:forms form:automatic-focus="false" form:apply-design-mode="false"/>
        <draw:frame presentation:style-name="pr1" draw:text-style-name="P1" draw:layer="layout" svg:width="24cm" svg:height="3.506cm" svg:x="2cm" svg:y="1.537cm" presentation:class="title" presentation:user-transformed="true">
          <draw:text-box>
            <text:p>ソフトウェア開発のこれまでとこれから</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office:forms form:automatic-focus="false" form:apply-design-mode="false"/>
        <draw:frame presentation:style-name="pr4" draw:text-style-name="P1" draw:layer="layout" svg:width="24cm" svg:height="3.506cm" svg:x="2cm" svg:y="1.537cm" presentation:class="title">
          <draw:text-box draw:corner-radius="0.024cm">
            <text:p text:style-name="P1">これまで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工数見積</text:p>
              </text:list-item>
              <text:list-item>
                <text:p text:style-name="P3">設計</text:p>
              </text:list-item>
              <text:list-item>
                <text:p text:style-name="P3">開発</text:p>
              </text:list-item>
              <text:list-item>
                <text:p text:style-name="P3">テスト</text:p>
              </text:list-item>
              <text:list-item>
                <text:p text:style-name="P3">納品</text:p>
              </text:list-item>
            </text:list>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xml:id="id3" draw:id="id3">
        <office:forms form:automatic-focus="false" form:apply-design-mode="false"/>
        <draw:frame presentation:style-name="pr6" draw:text-style-name="P1" draw:layer="layout" svg:width="24cm" svg:height="3.506cm" svg:x="2cm" svg:y="1.537cm" presentation:class="title">
          <draw:text-box draw:corner-radius="0.032cm">
            <text:p text:style-name="P1">これまでの要件定義</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 text:style-name="P3">ユーザ自身が、何を必要としているかあやふや<text:line-break/>・技術的なことが分からないのでベンダのいいなり<text:line-break/>・ソフトウェアの完成イメージを美化して想像<text:line-break/>・カットオーバー直前で思っていたのと違うと判明</text:p>
                <text:p text:style-name="P3"/>
                <text:p text:style-name="P3"/>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4" draw:id="id4">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 text:style-name="P3"><text:span text:style-name="T1">FP</text:span>数やステップ数など数学で見積＋経験による係数<text:line-break/>・実際の生産性を反映できない</text:p>
                <text:p text:style-name="P3"/>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xml:id="id5" draw:id="id5">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机上で論理を構築<text:line-break/>・延々あーでもないこーでもないの繰り返し<text:line-break/>・かなりの経験・スキルがないと論理破綻をまねく<text:line-break/>・設計書の見栄えが気になってしょっちゅう微調整</text:p>
                <text:p text:style-name="P3"/>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6" draw:id="id6">
        <office:forms form:automatic-focus="false" form:apply-design-mode="false"/>
        <draw:frame presentation:style-name="pr8" draw:text-style-name="P1" draw:layer="layout" svg:width="24cm" svg:height="3.506cm" svg:x="2cm" svg:y="1.537cm" presentation:class="title">
          <draw:text-box draw:corner-radius="0.024cm">
            <text:p text:style-name="P1">これまで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設計の完了が遅れて開発に入れない<text:line-break/>・見切り発車で設計できている箇所から着手<text:line-break/>・全体を見極めたアーキテクチャの構築に失敗</text:p>
                <text:p text:style-name="P3"/>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7" draw:id="id7">
        <office:forms form:automatic-focus="false" form:apply-design-mode="false"/>
        <draw:frame presentation:style-name="pr9" draw:text-style-name="P1" draw:layer="layout" svg:width="24cm" svg:height="3.506cm" svg:x="2cm" svg:y="1.537cm" presentation:class="title">
          <draw:text-box>
            <text:p text:style-name="P1">これまでのテスト</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設計・開発の遅れによる工数の削減<text:line-break/>・主要な部分のテストに重点を置く<text:line-break/>・マスタメンテやバッチなどのバックエンドを軽視<text:line-break/>　→　本番稼働後にマスタ不整合が発覚しデータ復旧</text:p>
                <text:p text:style-name="P3"/>
              </text:list-item>
            </text:list>
          </draw:text-box>
        </draw:frame>
        <anim:par presentation:node-type="timing-root">
          <anim:par smil:begin="id7.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xml:id="id8" draw:id="id8">
        <office:forms form:automatic-focus="false" form:apply-design-mode="false"/>
        <draw:frame presentation:style-name="pr10" draw:text-style-name="P1" draw:layer="layout" svg:width="24cm" svg:height="3.506cm" svg:x="2cm" svg:y="1.537cm" presentation:class="title">
          <draw:text-box>
            <text:p text:style-name="P1">これまでの納品</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ユーザが初めて目にしたソフトウェアが想像と全然違う<text:line-break/>・必死で改修<text:line-break/>　→デスマーチ突入<text:line-break/>・気がついたら設計書が現状にそぐわない<text:line-break/>　→直す暇がないので参考資料に格下げして放置<text:line-break/>　→保守の段階で何が正しいのかわからず機能的デグレ</text:p>
              </text:list-item>
              <text:list-item>
                <text:p text:style-name="P3">とにかく検収が欲しい<text:line-break/>・ユーザが気がつきにくい部分はほりぼて感満載<text:line-break/>　→　保守＆瑕疵対応で吸収</text:p>
                <text:p text:style-name="P3"/>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xml:id="id9" draw:id="id9">
        <office:forms form:automatic-focus="false" form:apply-design-mode="false"/>
        <draw:frame presentation:style-name="pr11" draw:text-style-name="P1" draw:layer="layout" svg:width="24cm" svg:height="3.506cm" svg:x="2cm" svg:y="1.537cm" presentation:class="title">
          <draw:text-box draw:corner-radius="0.024cm">
            <text:p text:style-name="P1">これから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テスト</text:p>
              </text:list-item>
              <text:list-item>
                <text:p text:style-name="P3">開発</text:p>
              </text:list-item>
              <text:list-item>
                <text:p text:style-name="P3">設計</text:p>
              </text:list-item>
              <text:list-item>
                <text:p text:style-name="P3">納品</text:p>
              </text:list-item>
              <text:list-item>
                <text:p text:style-name="P3">工数見積</text:p>
                <text:p text:style-name="P3"/>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xml:id="id10" draw:id="id10">
        <office:forms form:automatic-focus="false" form:apply-design-mode="false"/>
        <draw:frame presentation:style-name="pr12" draw:text-style-name="P1" draw:layer="layout" svg:width="24cm" svg:height="3.506cm" svg:x="2cm" svg:y="1.537cm" presentation:class="title">
          <draw:text-box draw:corner-radius="0.024cm">
            <text:p text:style-name="P1">これからの要件定義</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すべての要件を洗い出すのではなく最低限の要件のみ</text:p>
                <text:p text:style-name="P3"/>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xml:id="id11" draw:id="id11">
        <office:forms form:automatic-focus="false" form:apply-design-mode="false"/>
        <draw:frame presentation:style-name="pr13" draw:text-style-name="P1" draw:layer="layout" svg:width="24cm" svg:height="3.506cm" svg:x="2cm" svg:y="1.537cm" presentation:class="title">
          <draw:text-box draw:corner-radius="0.024cm">
            <text:p text:style-name="P1">これからのテスト</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自動テストをフル活用<text:line-break/>・人はユーザビリティテスト・探索テストなど<text:line-break/>　経験や直感を必要とするテストを重視</text:p>
              </text:list-item>
            </text:list>
          </draw:text-box>
        </draw:frame>
        <anim:par presentation:node-type="timing-root">
          <anim:par smil:begin="id11.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xml:id="id12" draw:id="id12">
        <office:forms form:automatic-focus="false" form:apply-design-mode="false"/>
        <draw:frame presentation:style-name="pr14" draw:text-style-name="P1" draw:layer="layout" svg:width="24cm" svg:height="3.506cm" svg:x="2cm" svg:y="1.537cm" presentation:class="title">
          <draw:text-box draw:corner-radius="0.024cm">
            <text:p text:style-name="P1">これから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限られた期間内で区切りよくできるところまで開発<text:line-break/>・その期間でできない部分を無理に着手しない<text:line-break/>・時間と品質を重視</text:p>
              </text:list-item>
            </text:list>
          </draw:text-box>
        </draw:frame>
        <anim:par presentation:node-type="timing-root">
          <anim:par smil:begin="id12.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xml:id="id13" draw:id="id13">
        <office:forms form:automatic-focus="false" form:apply-design-mode="false"/>
        <draw:frame presentation:style-name="pr15" draw:text-style-name="P1" draw:layer="layout" svg:width="24cm" svg:height="3.506cm" svg:x="2cm" svg:y="1.537cm" presentation:class="title">
          <draw:text-box draw:corner-radius="0.024cm">
            <text:p text:style-name="P1">これからの設計</text:p>
          </draw:text-box>
        </draw:frame>
        <draw:frame presentation:style-name="pr5" draw:text-style-name="P4" draw:layer="layout" svg:width="23.548cm" svg:height="13.231cm" svg:x="3.023cm" svg:y="6.178cm" presentation:class="outline" presentation:placeholder="true" presentation:user-transformed="true">
          <draw:text-box draw:corner-radius="0.024cm"/>
        </draw:frame>
        <anim:par presentation:node-type="timing-root">
          <anim:par smil:begin="id13.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xml:id="id14" draw:id="id14">
        <office:forms form:automatic-focus="false" form:apply-design-mode="false"/>
        <draw:frame presentation:style-name="pr16" draw:text-style-name="P1" draw:layer="layout" svg:width="24cm" svg:height="3.506cm" svg:x="2cm" svg:y="1.537cm" presentation:class="title">
          <draw:text-box draw:corner-radius="0.024cm">
            <text:p text:style-name="P1">これからの納品</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テスト</text:p>
              </text:list-item>
              <text:list-item>
                <text:p text:style-name="P3">開発</text:p>
              </text:list-item>
              <text:list-item>
                <text:p text:style-name="P3">設計</text:p>
              </text:list-item>
              <text:list-item>
                <text:p text:style-name="P3">納品</text:p>
              </text:list-item>
              <text:list-item>
                <text:p text:style-name="P3">工数見積</text:p>
                <text:p text:style-name="P3"/>
              </text:list-item>
            </text:list>
          </draw:text-box>
        </draw:frame>
        <anim:par presentation:node-type="timing-root">
          <anim:par smil:begin="id14.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xml:id="id15" draw:id="id15">
        <office:forms form:automatic-focus="false" form:apply-design-mode="false"/>
        <draw:frame presentation:style-name="pr17" draw:text-style-name="P1" draw:layer="layout" svg:width="24cm" svg:height="3.506cm" svg:x="2cm" svg:y="1.537cm" presentation:class="title">
          <draw:text-box draw:corner-radius="0.024cm">
            <text:p text:style-name="P1">これからの工数見積</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テスト</text:p>
              </text:list-item>
              <text:list-item>
                <text:p text:style-name="P3">開発</text:p>
              </text:list-item>
              <text:list-item>
                <text:p text:style-name="P3">設計</text:p>
              </text:list-item>
              <text:list-item>
                <text:p text:style-name="P3">納品</text:p>
              </text:list-item>
              <text:list-item>
                <text:p text:style-name="P3">工数見積</text:p>
                <text:p text:style-name="P3"/>
              </text:list-item>
            </text:list>
          </draw:text-box>
        </draw:frame>
        <anim:par presentation:node-type="timing-root">
          <anim:par smil:begin="id15.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47</meta:editing-cycles>
    <meta:editing-duration>PT4H29M50S</meta:editing-duration>
    <meta:initial-creator>ichy </meta:initial-creator>
    <dc:date>2013-04-05T00:54:52</dc:date>
    <dc:creator>ichy </dc:creator>
    <meta:document-statistic meta:object-count="80"/>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